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. Gross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resquesa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elspaß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.Gast/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lderrahm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rika Grazili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-schi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Viktor Mildenbe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Speech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ascallapal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Petra 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meinsam den Sonnenuntergang genieß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va Ruth</text:p>
          </table:table-cell>
          <table:table-cell table:number-columns-repeated="1020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5T15:30:15.905952603</dc:date>
    <meta:editing-duration>P3DT30M38S</meta:editing-duration>
    <meta:generator>LibreOffice/4.1.1.2$Linux_X86_64 LibreOffice_project/410m0$Build-2</meta:generator>
    <meta:editing-cycles>114</meta:editing-cycles>
    <meta:document-statistic meta:table-count="2" meta:cell-count="522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